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33183B736F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controls" svg:width="3.86cm" svg:height="4.278cm" draw:transform="rotate (-1.5707963267949) translate (6.48882634096545cm 3.35212039454048cm)" svg:viewBox="0 0 3861 4279" svg:d="M103 4030c414-20 829 2 1245-31 402-32 810 18 1214 0 376-17 827 266 1121 31 377-302 34-911 62-1370 22-361-8-727 0-1089 9-373-105-770 31-1121 244-633-656-444-934-342-365 134-723 70-1089 124-340 50-700-6-1027 94-260 79-806-108-716 436 59 358 0 727 0 1089 0 363 0 727 0 1089 0 343-1 686 0 1028v311l311-218 31-62">
          <text:p/>
        </draw:path>
        <draw:path draw:style-name="gr1" draw:text-style-name="P1" draw:layer="controls" svg:width="1.52cm" svg:height="1.154cm" svg:x="2.833cm" svg:y="5.727cm" svg:viewBox="0 0 1521 1155" svg:d="M62 125c363-23 732-170 1089-94 560 120 365 690 187 997-171 296-677-30-996 62-642 186-114-417-311-623l-31-311 124-156z">
          <text:p/>
        </draw:path>
        <draw:path draw:style-name="gr1" draw:text-style-name="P1" draw:layer="controls" svg:width="1.549cm" svg:height="1.107cm" svg:x="4.514cm" svg:y="5.92cm" svg:viewBox="0 0 1550 1108" svg:d="M93 56c344 35 691 53 1027-31 586-146 418 384 374 623-94 509-771 171-1121 373-571 329-251-371-373-560l62-311 62-63z">
          <text:p/>
        </draw:path>
        <draw:path draw:style-name="gr1" draw:text-style-name="P1" draw:layer="controls" svg:width="1.998cm" svg:height="0.728cm" draw:transform="rotate (1.25017934320354) translate (2.78620820318006cm 7.98438295621788cm)" svg:viewBox="0 0 1999 729" svg:d="M0 541c332-11 668-6 994-67 319-60 1225-4 955-187-1067-726 549 119-325 403l-20 39">
          <text:p/>
        </draw:path>
        <draw:path draw:style-name="gr1" draw:text-style-name="P1" draw:layer="controls" svg:width="3.432cm" svg:height="4.025cm" draw:transform="rotate (0.909316540289046) translate (5.12259599727175cm 4.87656526857366cm)" svg:viewBox="0 0 3433 4026" svg:d="M0 17c428-49 887 2 1256 245 293 192 570 413 803 677 229 261 380 570 465 900 94 368 293 630 341 997 47 366 488 918 151 1105-294 163-332-531-501-794-452-705 65 204 143 284 167 171 290 1051 540 289l74-412 74-412 87-344">
          <text:p/>
        </draw:path>
        <draw:path draw:style-name="gr1" draw:text-style-name="P1" draw:layer="controls" svg:width="5.14cm" svg:height="5.667cm" svg:x="11.119cm" svg:y="2.832cm" svg:viewBox="0 0 5141 5668" svg:d="M678 436c580 15 1162-8 1743 31 331 22 665 18 997 0 373-20 768 39 1120-93 437-164 656 279 592 623-70 366 9 747 0 1120-10 342 12 683-63 1027-71 324-63 664-93 996-33 364 57 786-156 1090-268 382-840 303-1276 342-353 32-705 110-1058 94-357-16-722-14-1059-156-352-148-736 12-1089-125-478-185-317-651-280-996 38-355 48-702 62-1058 13-378 17-746 31-1121 13-385 17-769 31-1151 12-354 85-705 63-1059l311 63 311 186 218 218">
          <text:p/>
        </draw:path>
        <draw:path draw:style-name="gr1" draw:text-style-name="P1" draw:layer="controls" svg:width="3.921cm" svg:height="2.184cm" svg:x="11.5cm" svg:y="5.565cm" svg:viewBox="0 0 3922 2185" svg:d="M391 218c350 58 706 3 1058 31 425 33 851 58 1276 31 323-21 667-152 965-31 388 158 24 644 125 965 88 279 280 830-249 841-355 7-704-50-1059-63-397-15-768 124-1151 156-341 29-692-63-1028 0-841 159 229-229 0-591-173-273-43-623-62-934v-311l31-312 218 218z">
          <text:p/>
        </draw:path>
        <draw:path draw:style-name="gr1" draw:text-style-name="P1" draw:layer="controls" svg:width="1.711cm" svg:height="0.106cm" draw:transform="rotate (1.5707963267949) translate (12.6990474214394cm 7.47cm)" svg:viewBox="0 0 1712 107" svg:d="M0 1c318-15 613 153 933 93h374 311l94-31">
          <text:p/>
        </draw:path>
        <draw:path draw:style-name="gr1" draw:text-style-name="P1" draw:layer="controls" svg:width="1.821cm" svg:height="0.279cm" draw:transform="rotate (1.73503180940756) translate (13.9353123751668cm 7.57074308877515cm)" svg:viewBox="0 0 1822 280" svg:d="M0 41c337-28 677-64 1013-21l339 56 301 82 169 122">
          <text:p/>
        </draw:path>
        <draw:path draw:style-name="gr1" draw:text-style-name="P1" draw:layer="controls" svg:width="3.502cm" svg:height="0.325cm" draw:transform="rotate (0.110304808726042) translate (11.797cm 6.63cm)" svg:viewBox="0 0 3503 326" svg:d="M0 0c447 2 890 65 1334 117 361 42 733 29 1079 150 333 117 648-144 966 45l124 14">
          <text:p/>
        </draw:path>
        <draw:path draw:style-name="gr1" draw:text-style-name="P1" draw:layer="controls" svg:width="0.592cm" svg:height="0.54cm" draw:transform="rotate (-3.14159265358979) translate (12.576cm 6.45532658459343cm)" svg:viewBox="0 0 593 541" svg:d="M250 385c705 329 156-591-156-342l-94 311 312 187 62-218z">
          <text:p/>
        </draw:path>
        <draw:path draw:style-name="gr1" draw:text-style-name="P1" draw:layer="controls" svg:width="7.512cm" svg:height="1.824cm" draw:transform="rotate (-3.14159265358979) translate (11.113cm 9.37209834817915cm)" svg:viewBox="0 0 7513 1825" svg:d="M0 1808c354 1 708 37 1059 0 354-37 705-100 1058-124 374-25 747-37 1121-63 459-32 915-75 1369-124 374-41 749-18 1121-31 302-10 818 243 871-280 35-340 162-619 250-965 136-535 755 21 653 404-245 922-181-72-218-249-99-469-715-302-965-62l-311 218-342 249-125 93">
          <text:p/>
        </draw:path>
        <draw:path draw:style-name="gr1" draw:text-style-name="P1" draw:layer="controls" svg:width="5.795cm" svg:height="6.519cm" draw:transform="skewX (4.92903114840345E-017) rotate (0.321664181142555) translate (0.612987244524687cm 11.0231932487849cm)" svg:viewBox="0 0 5796 6520" svg:d="M1576 29c548 83 1052 320 1584 462 432 115 855 256 1280 394 334 108 652 321 1004 334 643 24 204 512 226 798 34 424-337 738-472 1122-134 384-490 611-571 1024-65 336-101 690-295 984-184 279-360 620-286 955 149 663-725 366-1003 256-453-180-935-285-1388-463-420-164-833-380-1280-393-613-19-307-604-236-867 98-364 170-744 176-1121 8-406 75-804 168-1192 84-355 34-746 256-1062 232-333 410-699 639-1034l207-226z">
          <text:p/>
        </draw:path>
        <draw:path draw:style-name="gr1" draw:text-style-name="P1" draw:layer="controls" svg:width="3.592cm" svg:height="2.286cm" draw:transform="rotate (0.203505390782539) translate (2.31812766343665cm 14.11413513971cm)" svg:viewBox="0 0 3593 2287" svg:d="M212 31c351 38 705 60 1049 152 401 109 822 120 1225 222 351 88 985-108 1061 250 80 378 101 739-323 951-326 162 178 916-443 608-310-154-663-168-993-269-348-106-723-110-1068-220-289-92-818-103-704-591 74-316 92-638 133-957l69-177z">
          <text:p/>
        </draw:path>
        <draw:path draw:style-name="gr1" draw:text-style-name="P1" draw:layer="controls" svg:width="1.757cm" svg:height="0.929cm" draw:transform="skewX (0.248883951334391) rotate (2.07380021721966) translate (5.16898329426198cm 15.758229037317cm)" svg:viewBox="0 0 1758 930" svg:d="M0 32c407 102 832-183 1219 91l340 164 178 583 21 60">
          <text:p/>
        </draw:path>
        <draw:path draw:style-name="gr1" draw:text-style-name="P1" draw:layer="controls" svg:width="0.591cm" svg:height="0.03cm" svg:x="5.198cm" svg:y="14.63cm" svg:viewBox="0 0 592 31" svg:d="M0 0h312l280 31">
          <text:p/>
        </draw:path>
        <draw:frame draw:style-name="gr2" draw:text-style-name="P2" draw:layer="controls" svg:width="10.756cm" svg:height="4.881cm" draw:transform="skewX (-0.000174532925199433) rotate (-0.00174532925199447) translate (8.758cm 11cm)">
          <draw:image xlink:href="Pictures/10000000000007080000033183B736FD.png" xlink:type="simple" xlink:show="embed" xlink:actuate="onLoad" draw:mime-type="image/png">
            <text:p/>
          </draw:image>
        </draw:frame>
        <draw:path draw:style-name="gr1" draw:text-style-name="P1" draw:layer="controls" svg:width="3.471cm" svg:height="1.715cm" draw:transform="rotate (1.10287355433522) translate (5.44058977595041cm 14.6420945399658cm)" svg:viewBox="0 0 3472 1716" svg:d="M0 42c413-112 826 36 1239 37 435 1 818 218 1143 469 276 212 493 509 630 832 420 986 73-774 460 151l-292 113-333 29-153 43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IE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6:15:37.789953210</meta:creation-date>
    <dc:date>2024-09-16T16:22:34.122257891</dc:date>
    <meta:editing-duration>PT6M57S</meta:editing-duration>
    <meta:editing-cycles>1</meta:editing-cycles>
    <meta:document-statistic meta:object-count="18"/>
    <meta:generator>LibreOffice/24.8.1.2$Linux_X86_64 LibreOffice_project/480$Build-2</meta:generator>
  </office:meta>
</office:document-meta>
</file>